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0f62e" officeooo:paragraph-rsid="0000f62e" style:font-size-asian="12.25pt" style:font-size-complex="14pt"/>
    </style:style>
    <style:style style:name="P2"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0f62e" officeooo:paragraph-rsid="00017025" style:font-size-asian="12.25pt" style:font-size-complex="14pt"/>
    </style:style>
    <style:style style:name="P3"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0f62e" officeooo:paragraph-rsid="00054679" style:font-size-asian="12.25pt" style:font-size-complex="14pt"/>
    </style:style>
    <style:style style:name="P4"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0f62e" officeooo:paragraph-rsid="0005864a" style:font-size-asian="12.25pt" style:font-size-complex="14pt"/>
    </style:style>
    <style:style style:name="P5"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2de7e" officeooo:paragraph-rsid="0002de7e" style:font-size-asian="12.25pt" style:font-size-complex="14pt"/>
    </style:style>
    <style:style style:name="P6"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36330" officeooo:paragraph-rsid="00036330" style:font-size-asian="12.25pt" style:font-size-complex="14pt"/>
    </style:style>
    <style:style style:name="P7"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51273" officeooo:paragraph-rsid="00051273" style:font-size-asian="12.25pt" style:font-size-complex="14pt"/>
    </style:style>
    <style:style style:name="P8"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54679" officeooo:paragraph-rsid="00054679" style:font-size-asian="12.25pt" style:font-size-complex="14pt"/>
    </style:style>
    <style:style style:name="P9" style:family="paragraph" style:parent-style-name="Standard">
      <loext:graphic-properties draw:fill="none"/>
      <style:paragraph-properties fo:margin-left="0in" fo:margin-right="0in" fo:text-indent="1in" style:auto-text-indent="false" fo:background-color="transparent"/>
      <style:text-properties fo:font-size="14pt" fo:language="fr" fo:country="FR" officeooo:rsid="0005864a" officeooo:paragraph-rsid="0005864a" style:font-size-asian="12.25pt" style:font-size-complex="14pt"/>
    </style:style>
    <style:style style:name="P10" style:family="paragraph" style:parent-style-name="Standard">
      <loext:graphic-properties draw:fill="none"/>
      <style:paragraph-properties fo:margin-left="0in" fo:margin-right="0in" fo:text-indent="1in" style:auto-text-indent="false" fo:background-color="transparent"/>
      <style:text-properties fo:font-size="14pt" fo:language="fr" fo:country="FR" fo:font-weight="bold" officeooo:rsid="0002de7e" officeooo:paragraph-rsid="0002de7e" style:font-size-asian="12.25pt" style:font-weight-asian="bold" style:font-size-complex="14pt" style:font-weight-complex="bold"/>
    </style:style>
    <style:style style:name="P11" style:family="paragraph" style:parent-style-name="Standard">
      <loext:graphic-properties draw:fill="none"/>
      <style:paragraph-properties fo:margin-left="0in" fo:margin-right="0in" fo:text-indent="1in" style:auto-text-indent="false" fo:background-color="transparent"/>
      <style:text-properties fo:font-size="14pt" fo:language="fr" fo:country="FR" fo:font-weight="bold" officeooo:rsid="00051273" officeooo:paragraph-rsid="00051273" style:font-size-asian="12.25pt" style:font-weight-asian="bold" style:font-size-complex="14pt" style:font-weight-complex="bold"/>
    </style:style>
    <style:style style:name="P12" style:family="paragraph" style:parent-style-name="Standard">
      <loext:graphic-properties draw:fill="none"/>
      <style:paragraph-properties fo:margin-left="0in" fo:margin-right="0in" fo:text-indent="1in" style:auto-text-indent="false" fo:background-color="transparent"/>
      <style:text-properties fo:font-size="14pt" fo:language="fr" fo:country="FR" style:text-underline-style="solid" style:text-underline-width="auto" style:text-underline-color="font-color" fo:font-weight="bold" officeooo:rsid="00017025" officeooo:paragraph-rsid="00017025" style:font-size-asian="12.25pt" style:font-weight-asian="bold" style:font-size-complex="14pt" style:font-weight-complex="bold"/>
    </style:style>
    <style:style style:name="P13" style:family="paragraph" style:parent-style-name="Standard">
      <loext:graphic-properties draw:fill="none"/>
      <style:paragraph-properties fo:margin-left="0in" fo:margin-right="0in" fo:text-indent="1in" style:auto-text-indent="false" fo:background-color="transparent"/>
      <style:text-properties fo:font-size="14pt" fo:language="fr" fo:country="FR" style:text-underline-style="solid" style:text-underline-width="auto" style:text-underline-color="font-color" fo:font-weight="bold" officeooo:rsid="00051273" officeooo:paragraph-rsid="00051273" style:font-size-asian="12.25pt" style:font-weight-asian="bold" style:font-size-complex="14pt" style:font-weight-complex="bold"/>
    </style:style>
    <style:style style:name="P14" style:family="paragraph" style:parent-style-name="Standard">
      <loext:graphic-properties draw:fill="none"/>
      <style:paragraph-properties fo:margin-left="0in" fo:margin-right="0in" fo:text-indent="1in" style:auto-text-indent="false" fo:background-color="transparent"/>
      <style:text-properties fo:font-size="14pt" fo:language="fr" fo:country="FR" style:text-underline-style="solid" style:text-underline-width="auto" style:text-underline-color="font-color" fo:font-weight="bold" officeooo:rsid="0005864a" officeooo:paragraph-rsid="0005864a" style:font-size-asian="12.25pt" style:font-weight-asian="bold" style:font-size-complex="14pt" style:font-weight-complex="bold"/>
    </style:style>
    <style:style style:name="P15" style:family="paragraph" style:parent-style-name="Standard">
      <loext:graphic-properties draw:fill="none"/>
      <style:paragraph-properties fo:margin-left="0in" fo:margin-right="0in" fo:text-indent="1in" style:auto-text-indent="false" fo:background-color="transparent"/>
      <style:text-properties fo:font-size="14pt" fo:language="fr" fo:country="FR" style:text-underline-style="solid" style:text-underline-width="auto" style:text-underline-color="font-color" officeooo:rsid="00054679" officeooo:paragraph-rsid="00054679" style:font-size-asian="12.25pt" style:font-size-complex="14pt"/>
    </style:style>
    <style:style style:name="P16" style:family="paragraph" style:parent-style-name="Standard">
      <loext:graphic-properties draw:fill="none"/>
      <style:paragraph-properties fo:margin-left="0in" fo:margin-right="0in" fo:text-indent="1in" style:auto-text-indent="false" fo:background-color="transparent"/>
      <style:text-properties officeooo:paragraph-rsid="000263bc"/>
    </style:style>
    <style:style style:name="P17" style:family="paragraph" style:parent-style-name="Standard" style:master-page-name="">
      <loext:graphic-properties draw:fill="none"/>
      <style:paragraph-properties fo:margin-left="0in" fo:margin-right="0in" fo:text-indent="1in" style:auto-text-indent="false" style:page-number="auto" fo:background-color="transparent"/>
      <style:text-properties fo:font-size="14pt" fo:language="fr" fo:country="FR" officeooo:rsid="0000f62e" officeooo:paragraph-rsid="0000f62e" style:font-size-asian="12.25pt" style:font-size-complex="14pt"/>
    </style:style>
    <style:style style:name="T1" style:family="text">
      <style:text-properties fo:font-size="14pt" fo:language="fr" fo:country="FR" officeooo:rsid="000263bc" style:font-size-asian="12.25pt" style:font-size-complex="14pt"/>
    </style:style>
    <style:style style:name="T2" style:family="text">
      <style:text-properties fo:font-size="14pt" fo:language="fr" fo:country="FR" officeooo:rsid="0002de7e" style:font-size-asian="12.25pt" style:font-size-complex="14pt"/>
    </style:style>
    <style:style style:name="T3" style:family="text">
      <style:text-properties officeooo:rsid="00036330"/>
    </style:style>
    <style:style style:name="T4" style:family="text">
      <style:text-properties fo:font-weight="bold" style:font-weight-asian="bold" style:font-weight-complex="bold"/>
    </style:style>
    <style:style style:name="T5" style:family="text">
      <style:text-properties officeooo:rsid="00051273"/>
    </style:style>
    <style:style style:name="T6" style:family="text">
      <style:text-properties officeooo:rsid="00054679"/>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rying so hard to focus</text:p>
      <text:p text:style-name="P2"/>
      <text:p text:style-name="P1"/>
      <text:p text:style-name="P12">OBJECTIF DU PROJET</text:p>
      <text:p text:style-name="P2">L’Unité de Recherche en Géotechnique (URGéo) dans le cadre de ses activités de recherches et de service à la communauté dispose d’un ensemble de données géotechniques, géophysiques et géologiques. Le projet consiste à collecter et organiser ces données existantes dans un Système d’Information Géographique (SIG). L’objectif de ces services est donc de concevoir, développer, tester et installer un système de gestion informatisée (base des données) à utiliser dans la gestion de l’archive technique de l’URGéo. Cette unité dispose d'une base de données constituée d’une collection de documents au format PDF (Portable Document Format). Le format PDF est un standard ouvert d'échange de documents électroniques géré par l’ISO (International Organization for Standardization). Il souhaite cependant réaliser la migration de cette base vers un système de gestion plus efficace. L’URGéo souhaite aussi pouvoir accéder à cette base via son réseau local.</text:p>
      <text:p text:style-name="P2"/>
      <text:p text:style-name="P12">REALITE DES ETUDES DE SOL EN HAITI</text:p>
      <text:p text:style-name="P16"><text:span text:style-name="T1">Les données dont dispose l’URGéo proviennent tous d’un ensemble d’études réalisées par ladite instance. De façon générale, un première étape consiste à se rendre sur place afin de prélever des échantillons ou de faire des tests in situ, dépendamment de l’étude en question. Selon les données recherchées, l’étude doit se poursuivre au laboratoire et les résultats peuvent s’avérer être prêts </text:span><text:span text:style-name="T2">sur des durées longues ou courtes</text:span><text:span text:style-name="T1">. </text:span></text:p>
      <text:p text:style-name="P5">Malgré la valeur que peut coûter de telles études, que ce soit en termes économique et/ou temporel, les caractéristiques d’un sol restent une information essentielle à bien des égards. De ce fait, des études sont réalisées lors de la construction de grandes infrastructures ou de routes. Par exemple : la construction d’un centre départemental d’approvisionnement en intrants pour la direction sanitaire départementale du sud’est. [3]</text:p>
      <text:p text:style-name="P5"/>
      <text:p text:style-name="P10">LES DONNEES GEOTECHNIQUES EN HAITI</text:p>
      <text:p text:style-name="P5">Diverses instances séparées détiennent des données recueillies au cours de leurs études respectives. En effet, la sensibilité et l’importance de ces dernières <text:span text:style-name="T3">exigent l’existence de responsables dédiés à cette fin. Ainsi, lorsqu’un particulier a besoin de faire des études de sols, il fait appel à des instances clés capable de les prendre en charge. </text:span></text:p>
      <text:p text:style-name="P6">Parmi celles accessibles dans le pays, les plus contactées restent :</text:p>
      <text:p text:style-name="P6">URGéo</text:p>
      <text:p text:style-name="P6">BME</text:p>
      <text:p text:style-name="P6">SICOD</text:p>
      <text:p text:style-name="P6">LNBTP</text:p>
      <text:p text:style-name="P6"><text:soft-page-break/>Géotechsol</text:p>
      <text:p text:style-name="P6"/>
      <text:p text:style-name="P6"><text:span text:style-name="T4">LEURS REALISATIONS</text:span></text:p>
      <text:p text:style-name="P6">En général, ces entreprises s’impliquent dans la construction et la recherche. Leur travail consiste à effectuer une reconnaissance/étude géotechnique des sites et des échantillons sont sélectionnés pour des analyses au laboratoire.</text:p>
      <text:p text:style-name="P6">Depuis plusieurs années ils se sont fait remarquer, notamment dans l’étude des sols avant la construction de grands bâtiments. Ils sont aussi impliqués dans la réalisation des ponts et des routes sur le territoire haitiens. Cependant la concurrence est rude car des firmes étrangères sont parfois appelées.</text:p>
      <text:p text:style-name="P6"/>
      <text:p text:style-name="P11">LES BDD GEOTECHNIQUES DANS LE MONDE</text:p>
      <text:p text:style-name="P7">Haïti n’est pas le seul pays à se préoccuper de la gestion de ces données sensibles sur son territoire. Par ailleurs, des <text:span text:style-name="T6">SIG</text:span> ont vu le jour partout à travers le monde.</text:p>
      <text:p text:style-name="P7"/>
      <text:p text:style-name="P13">COMPARAISON ENTRE LES OUTILS DEJA IMPLEMENTES</text:p>
      <text:p text:style-name="P8">L’implémentation de tous ces SIG créés par des organismes internationaux résulte à des données considérées comme étant le système d’archivage officiel dans leur domaine de spécialité. <text:span text:style-name="T5">Le rythme de migration de ces données dans le SIG Web connaı̂t une croissance exponentielle. Un important volume de contributions venant combler les lacunes au plan mondial est aujourd’hui publié en ligne. La couverture des informations géographiques à l’échelle planétaire est continue : elle constitue le SIG du monde.</text:span></text:p>
      <text:p text:style-name="P8"/>
      <text:p text:style-name="P15"><text:span text:style-name="T4">GESTION ACTUELLE DES DONNEES GEOTECHNIQUES EN HAITI</text:span></text:p>
      <text:p text:style-name="P9">Jusqu’à date, chaque instance détient ses données propres, dans un format qu’elle est seule habilité à définir. LOREM IPSUM</text:p>
      <text:p text:style-name="P3"/>
      <text:p text:style-name="P14">APPORT DE CE PROJET</text:p>
      <text:p text:style-name="P4">La gestion informatique du laboratoire est aujourd’hui devenue incontournable pour répondre aux contraintes normatives, techniques et commerciales d’une démarche d’assurance qualité. Dans cet esprit, la mise en œuvre d’une base de données documentaire et cartographique permettant la gestion intégrée des essais et du système est une condition nécessaire à l’atteinte des objectifs de qualité. Celle-ci, intégrée à un portail web, permettrait entre autres de renforcer la communication commerciale et l’image de l’URGéo en tant qu’unité de recherche et de service.</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rbara Theodore</meta:initial-creator>
    <meta:creation-date>2021-01-24T16:55:58.063710492</meta:creation-date>
    <dc:date>2021-01-24T18:17:49.596954608</dc:date>
    <dc:creator>Barbara Theodore</dc:creator>
    <meta:editing-duration>PT7M35S</meta:editing-duration>
    <meta:editing-cycles>1</meta:editing-cycles>
    <meta:document-statistic meta:table-count="0" meta:image-count="0" meta:object-count="0" meta:page-count="2" meta:paragraph-count="25" meta:word-count="669" meta:character-count="4430" meta:non-whitespace-character-count="3784"/>
    <meta:generator>LibreOffice/6.4.6.2$Linux_X86_64 LibreOffice_project/40$Build-2</meta:generator>
  </office:meta>
</office:document-meta>
</file>